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gil</text:h>
      <text:list xml:id="list1172626408154902899" text:style-name="L1">
        <text:list-item>
          <text:p text:style-name="P1">*15. Oktober 70 v. Chr.</text:p>
        </text:list-item>
        <text:list-item>
          <text:p text:style-name="P1">+21. September 19 v. Chr.</text:p>
        </text:list-item>
        <text:list-item>
          <text:p text:style-name="P1">Römischer Dichter <text:s/></text:p>
        </text:list-item>
        <text:list-item>
          <text:p text:style-name="P1">lebte während den Bürgerkriegen</text:p>
        </text:list-item>
        <text:list-item>
          <text:p text:style-name="P1">gilt als wichtigster Autor der klassischen römischen Antike</text:p>
        </text:list-item>
        <text:list-item>
          <text:p text:style-name="P1">schrieb den Epos Aene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meta:creation-date>2020-06-09T00:11:48.94</meta:creation-date>
    <meta:document-statistic meta:table-count="0" meta:image-count="0" meta:object-count="0" meta:page-count="1" meta:paragraph-count="7" meta:word-count="35" meta:character-count="192"/>
    <dc:date>2020-06-09T00:16:45.48</dc:date>
    <dc:creator>Caspar Kroll</dc:creator>
    <meta:editing-duration>PT5M4S</meta:editing-duration>
    <meta:editing-cycles>1</meta:editing-cycles>
    <meta:generator>OpenOffice/4.1.7$Win32 OpenOffice.org_project/417m1$Build-9800</meta:generator>
  </office:meta>
</office:document-meta>
</file>